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Table_20_Contents">
      <style:text-properties officeooo:rsid="00a2205e" officeooo:paragraph-rsid="00a2205e"/>
    </style:style>
    <style:style style:name="P89" style:family="paragraph" style:parent-style-name="Table_20_Contents">
      <style:text-properties officeooo:rsid="00a26629" officeooo:paragraph-rsid="00a26629"/>
    </style:style>
    <style:style style:name="P90" style:family="paragraph" style:parent-style-name="Table_20_Contents">
      <style:text-properties officeooo:rsid="00a43d20" officeooo:paragraph-rsid="00a43d20"/>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Contents_20_4">
      <style:paragraph-properties>
        <style:tab-stops>
          <style:tab-stop style:position="6.3354in" style:type="right" style:leader-style="dotted" style:leader-text="."/>
        </style:tab-stops>
      </style:paragraph-properties>
    </style:style>
    <style:style style:name="P94" style:family="paragraph" style:parent-style-name="Text_20_body" style:list-style-name="L1">
      <style:text-properties officeooo:rsid="0017a831" officeooo:paragraph-rsid="001941a9"/>
    </style:style>
    <style:style style:name="P95" style:family="paragraph" style:parent-style-name="Text_20_body" style:list-style-name="L1">
      <style:text-properties officeooo:rsid="001941a9" officeooo:paragraph-rsid="001941a9"/>
    </style:style>
    <style:style style:name="P96" style:family="paragraph" style:parent-style-name="Title" style:master-page-name="First_20_Page">
      <style:paragraph-properties fo:text-align="start" style:justify-single-word="false" style:page-number="auto"/>
    </style:style>
    <style:style style:name="P97" style:family="paragraph" style:parent-style-name="Heading_20_2">
      <style:text-properties officeooo:paragraph-rsid="00099e08"/>
    </style:style>
    <style:style style:name="P98" style:family="paragraph" style:parent-style-name="Heading_20_2">
      <style:text-properties officeooo:rsid="003ae6ef" officeooo:paragraph-rsid="003ae6ef"/>
    </style:style>
    <style:style style:name="P99" style:family="paragraph" style:parent-style-name="Heading_20_2">
      <style:text-properties officeooo:rsid="003bbddc" officeooo:paragraph-rsid="003bbddc"/>
    </style:style>
    <style:style style:name="P100" style:family="paragraph" style:parent-style-name="Heading_20_2">
      <style:text-properties officeooo:rsid="00081ff8" officeooo:paragraph-rsid="00099e08"/>
    </style:style>
    <style:style style:name="P101" style:family="paragraph" style:parent-style-name="Heading_20_2">
      <style:text-properties officeooo:rsid="00081ff8" officeooo:paragraph-rsid="00407f7b"/>
    </style:style>
    <style:style style:name="P102" style:family="paragraph" style:parent-style-name="Heading_20_2" style:list-style-name=""/>
    <style:style style:name="P103" style:family="paragraph" style:parent-style-name="Heading_20_2" style:list-style-name="">
      <style:text-properties officeooo:rsid="004142be" officeooo:paragraph-rsid="0045cf64"/>
    </style:style>
    <style:style style:name="P104" style:family="paragraph" style:parent-style-name="Heading_20_2" style:list-style-name="">
      <style:text-properties officeooo:rsid="000a7aef" officeooo:paragraph-rsid="000a7aef"/>
    </style:style>
    <style:style style:name="P105" style:family="paragraph" style:parent-style-name="Heading_20_2" style:list-style-name="">
      <style:text-properties officeooo:rsid="00745285" officeooo:paragraph-rsid="00745285"/>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rsid="0034ee78" officeooo:paragraph-rsid="0034ee78"/>
    </style:style>
    <style:style style:name="P108" style:family="paragraph" style:parent-style-name="Heading_20_2">
      <style:paragraph-properties fo:break-before="page"/>
      <style:text-properties officeooo:rsid="004142be" officeooo:paragraph-rsid="0045cf64"/>
    </style:style>
    <style:style style:name="P109" style:family="paragraph" style:parent-style-name="Heading_20_2">
      <style:paragraph-properties fo:break-before="page"/>
      <style:text-properties officeooo:rsid="000a7aef" officeooo:paragraph-rsid="000a7aef"/>
    </style:style>
    <style:style style:name="P110" style:family="paragraph" style:parent-style-name="Heading_20_2">
      <style:paragraph-properties fo:break-before="page"/>
      <style:text-properties officeooo:rsid="00745285" officeooo:paragraph-rsid="00745285"/>
    </style:style>
    <style:style style:name="P111" style:family="paragraph" style:parent-style-name="Heading_20_3">
      <style:text-properties officeooo:rsid="001227db" officeooo:paragraph-rsid="001227db"/>
    </style:style>
    <style:style style:name="P112" style:family="paragraph" style:parent-style-name="Heading_20_3" style:list-style-name="">
      <style:text-properties officeooo:rsid="006c6a19" officeooo:paragraph-rsid="006c6a19"/>
    </style:style>
    <style:style style:name="P113" style:family="paragraph" style:parent-style-name="Heading_20_3">
      <style:text-properties officeooo:rsid="00799fed"/>
    </style:style>
    <style:style style:name="P114" style:family="paragraph" style:parent-style-name="Heading_20_3">
      <style:text-properties officeooo:rsid="00799fed" officeooo:paragraph-rsid="00799fed"/>
    </style:style>
    <style:style style:name="P115" style:family="paragraph" style:parent-style-name="Heading_20_3">
      <style:text-properties officeooo:paragraph-rsid="00756402"/>
    </style:style>
    <style:style style:name="P116" style:family="paragraph" style:parent-style-name="Heading_20_3">
      <style:text-properties officeooo:rsid="0083723e" officeooo:paragraph-rsid="0083723e"/>
    </style:style>
    <style:style style:name="P117" style:family="paragraph" style:parent-style-name="Heading_20_3">
      <style:text-properties officeooo:rsid="00855711" officeooo:paragraph-rsid="00855711"/>
    </style:style>
    <style:style style:name="P118" style:family="paragraph" style:parent-style-name="Heading_20_3">
      <style:text-properties officeooo:rsid="008981ec" officeooo:paragraph-rsid="008981ec"/>
    </style:style>
    <style:style style:name="P119" style:family="paragraph" style:parent-style-name="Heading_20_3">
      <style:text-properties officeooo:rsid="008d1afc" officeooo:paragraph-rsid="008d1afc"/>
    </style:style>
    <style:style style:name="P120" style:family="paragraph" style:parent-style-name="Heading_20_3">
      <style:paragraph-properties fo:break-before="page"/>
      <style:text-properties officeooo:rsid="0055c0fb"/>
    </style:style>
    <style:style style:name="P121" style:family="paragraph" style:parent-style-name="Heading_20_4" style:list-style-name="">
      <style:text-properties officeooo:paragraph-rsid="00271556"/>
    </style:style>
    <style:style style:name="P122" style:family="paragraph" style:parent-style-name="Heading_20_4">
      <style:text-properties officeooo:rsid="00303cac" officeooo:paragraph-rsid="00303cac"/>
    </style:style>
    <style:style style:name="P123" style:family="paragraph" style:parent-style-name="Heading_20_4">
      <style:text-properties officeooo:rsid="0029204a" officeooo:paragraph-rsid="00331c06"/>
    </style:style>
    <style:style style:name="P124" style:family="paragraph" style:parent-style-name="Heading_20_4">
      <style:paragraph-properties fo:break-before="page"/>
      <style:text-properties officeooo:rsid="00271556" officeooo:paragraph-rsid="00271556"/>
    </style:style>
    <style:style style:name="P125" style:family="paragraph" style:parent-style-name="Table_20_Contents">
      <style:text-properties officeooo:rsid="00a579fc" officeooo:paragraph-rsid="00a579fc"/>
    </style:style>
    <style:style style:name="P12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43d20"/>
    </style:style>
    <style:style style:name="T68" style:family="text">
      <style:text-properties officeooo:rsid="00a752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oviz User's Guide</text:p>
      <text:p text:style-name="P3"><draw:line text:anchor-type="paragraph" draw:z-index="0" draw:style-name="gr1" draw:text-style-name="P126" svg:x1="0.0457in" svg:y1="0.2016in" svg:x2="6.3567in" svg:y2="0.2016in"><text:p/></draw:line></text:p>
      <text:p text:style-name="P78"><draw:line text:anchor-type="paragraph" draw:z-index="1" draw:style-name="gr1" draw:text-style-name="P126" svg:x1="6.3571in" svg:y1="-0.1256in" svg:x2="6.4264in" svg:y2="8.1579in"><text:p/></draw:line>Version 1.0</text:p>
      <text:p text:style-name="P78"><text:span text:style-name="T67">February</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7"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1"><text:a xlink:type="simple" xlink:href="#__RefHeading__232_403196617" text:style-name="Index_20_Link" text:visited-style-name="Index_20_Link"><text:tab/>2</text:a></text:p>
          <text:p text:style-name="P91"><text:a xlink:type="simple" xlink:href="#__RefHeading__252_403196617" text:style-name="Index_20_Link" text:visited-style-name="Index_20_Link">Introduction<text:tab/>3</text:a></text:p>
          <text:p text:style-name="P91"><text:a xlink:type="simple" xlink:href="#__RefHeading__645_403196617" text:style-name="Index_20_Link" text:visited-style-name="Index_20_Link">RUN Directories<text:tab/>3</text:a></text:p>
          <text:p text:style-name="P91"><text:a xlink:type="simple" xlink:href="#__RefHeading__655_403196617" text:style-name="Index_20_Link" text:visited-style-name="Index_20_Link">MONTE Directories<text:tab/>3</text:a></text:p>
          <text:p text:style-name="P91"><text:a xlink:type="simple" xlink:href="#__RefHeading__234_403196617" text:style-name="Index_20_Link" text:visited-style-name="Index_20_Link">DP Files<text:tab/>3</text:a></text:p>
          <text:p text:style-name="P93"><text:a xlink:type="simple" xlink:href="#__RefHeading__475_403196617" text:style-name="Index_20_Link" text:visited-style-name="Index_20_Link">DP File Syntax<text:tab/>4</text:a></text:p>
          <text:p text:style-name="P93"><text:a xlink:type="simple" xlink:href="#__RefHeading__560_403196617" text:style-name="Index_20_Link" text:visited-style-name="Index_20_Link">DP Line and Symbol Styles<text:tab/>5</text:a></text:p>
          <text:p text:style-name="P93"><text:a xlink:type="simple" xlink:href="#__RefHeading__595_403196617" text:style-name="Index_20_Link" text:visited-style-name="Index_20_Link">DP File Example<text:tab/>5</text:a></text:p>
          <text:p text:style-name="P91"><text:a xlink:type="simple" xlink:href="#__RefHeading__759_403196617" text:style-name="Index_20_Link" text:visited-style-name="Index_20_Link">Session Files<text:tab/>7</text:a></text:p>
          <text:p text:style-name="P91"><text:a xlink:type="simple" xlink:href="#__RefHeading__254_403196617" text:style-name="Index_20_Link" text:visited-style-name="Index_20_Link">External Programs<text:tab/>9</text:a></text:p>
          <text:p text:style-name="P92"><text:a xlink:type="simple" xlink:href="#__RefHeading__264_403196617" text:style-name="Index_20_Link" text:visited-style-name="Index_20_Link">External Program DP File Specification<text:tab/>9</text:a></text:p>
          <text:p text:style-name="P92"><text:a xlink:type="simple" xlink:href="#__RefHeading__381_403196617" text:style-name="Index_20_Link" text:visited-style-name="Index_20_Link">External Program DP File Example<text:tab/>9</text:a></text:p>
          <text:p text:style-name="P92"><text:a xlink:type="simple" xlink:href="#__RefHeading__383_403196617" text:style-name="Index_20_Link" text:visited-style-name="Index_20_Link">External Program Source Code Example<text:tab/>10</text:a></text:p>
          <text:p text:style-name="P92"><text:a xlink:type="simple" xlink:href="#__RefHeading___Toc907_1341101074" text:style-name="Index_20_Link" text:visited-style-name="Index_20_Link">Building Example External Program On Linux<text:tab/>10</text:a></text:p>
          <text:p text:style-name="P92"><text:a xlink:type="simple" xlink:href="#__RefHeading__385_403196617" text:style-name="Index_20_Link" text:visited-style-name="Index_20_Link">External Program Building<text:tab/>11</text:a></text:p>
          <text:p text:style-name="P93"><text:a xlink:type="simple" xlink:href="#__RefHeading__387_403196617" text:style-name="Index_20_Link" text:visited-style-name="Index_20_Link">Linux<text:tab/>11</text:a></text:p>
          <text:p text:style-name="P93"><text:a xlink:type="simple" xlink:href="#__RefHeading__389_403196617" text:style-name="Index_20_Link" text:visited-style-name="Index_20_Link">MacOS X<text:tab/>11</text:a></text:p>
          <text:p text:style-name="P92"><text:a xlink:type="simple" xlink:href="#__RefHeading__391_403196617" text:style-name="Index_20_Link" text:visited-style-name="Index_20_Link">External Program Summary<text:tab/>11</text:a></text:p>
          <text:p text:style-name="P92"><text:a xlink:type="simple" xlink:href="#__RefHeading__393_403196617" text:style-name="Index_20_Link" text:visited-style-name="Index_20_Link">External Program Problems And Caveats<text:tab/>11</text:a></text:p>
          <text:p text:style-name="P91"><text:a xlink:type="simple" xlink:href="#__RefHeading__761_403196617" text:style-name="Index_20_Link" text:visited-style-name="Index_20_Link">Plot Interaction<text:tab/>12</text:a></text:p>
          <text:p text:style-name="P91"><text:a xlink:type="simple" xlink:href="#__RefHeading__853_403196617" text:style-name="Index_20_Link" text:visited-style-name="Index_20_Link">Maps<text:tab/>13</text:a></text:p>
          <text:p text:style-name="P91"><text:a xlink:type="simple" xlink:href="#__RefHeading___Toc811_3249638883" text:style-name="Index_20_Link" text:visited-style-name="Index_20_Link">Video<text:tab/>14</text:a></text:p>
          <text:p text:style-name="P92"><text:a xlink:type="simple" xlink:href="#__RefHeading___Toc948_3009348355" text:style-name="Index_20_Link" text:visited-style-name="Index_20_Link">Introduction<text:tab/>14</text:a></text:p>
          <text:p text:style-name="P92"><text:a xlink:type="simple" xlink:href="#__RefHeading___Toc950_3009348355" text:style-name="Index_20_Link" text:visited-style-name="Index_20_Link">Building Koviz with MPV Support<text:tab/>14</text:a></text:p>
          <text:p text:style-name="P92"><text:a xlink:type="simple" xlink:href="#__RefHeading___Toc952_3009348355" text:style-name="Index_20_Link" text:visited-style-name="Index_20_Link">Data Synchronization<text:tab/>14</text:a></text:p>
          <text:p text:style-name="P92"><text:a xlink:type="simple" xlink:href="#__RefHeading___Toc954_3009348355" text:style-name="Index_20_Link" text:visited-style-name="Index_20_Link">Commandline -video and -videoOffset options<text:tab/>14</text:a></text:p>
          <text:p text:style-name="P92"><text:a xlink:type="simple" xlink:href="#__RefHeading___Toc1076_3009348355" text:style-name="Index_20_Link" text:visited-style-name="Index_20_Link">Session Files<text:tab/>14</text:a></text:p>
          <text:p text:style-name="P92"><text:a xlink:type="simple" xlink:href="#__RefHeading___Toc1078_3009348355" text:style-name="Index_20_Link" text:visited-style-name="Index_20_Link">Video Directory Within RUN<text:tab/>15</text:a></text:p>
          <text:p text:style-name="P92"><text:a xlink:type="simple" xlink:href="#__RefHeading___Toc1080_3009348355" text:style-name="Index_20_Link" text:visited-style-name="Index_20_Link">Multiple RUNs with Multiple Videos<text:tab/>15</text:a></text:p>
        </text:index-body>
      </text:table-of-content>
      <text:p text:style-name="P6"/>
      <text:p text:style-name="P6"/>
      <text:h text:style-name="P107"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8"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9"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100"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21" text:outline-level="4"/>
      <text:h text:style-name="P124"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22"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3" text:outline-level="4"><text:soft-page-break/></text:h>
      <text:h text:style-name="P123"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3" text:outline-level="2"/>
      <text:h text:style-name="P108"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4" text:outline-level="2"/>
      <text:h text:style-name="P10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11"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12"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20"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06632711" text:style-name="L1">
        <text:list-item>
          <text:p text:style-name="P94">Can’t load shared library!!! Ensure that $LD_LIBRARY_PATH is set so that koviz can find the *.so file. <text:s/>The external program (*.so program) may have unresolved dependencies. Try “nm” on the external program, and look for “U”s.</text:p>
        </text:list-item>
        <text:list-item>
          <text:p text:style-name="P95">Koviz will not scale or bias X values with external programs.</text:p>
        </text:list-item>
        <text:list-item>
          <text:p text:style-name="P94">External programs convert everything to doubles, and only accept and output doubles. </text:p>
        </text:list-item>
        <text:list-item>
          <text:p text:style-name="P94">External programs have no notion of unit conversion. </text:p>
        </text:list-item>
      </text:list>
      <text:h text:style-name="P101"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88">Frequency Domain Toggle</text:p>
          </table:table-cell>
          <table:table-cell table:style-name="Table1.B2" office:value-type="string">
            <text:p text:style-name="P88">Keypress f</text:p>
          </table:table-cell>
        </table:table-row>
        <table:table-row>
          <table:table-cell table:style-name="Table1.A2" office:value-type="string">
            <text:p text:style-name="P89">Butterworth Filter</text:p>
          </table:table-cell>
          <table:table-cell table:style-name="Table1.B2" office:value-type="string">
            <text:p text:style-name="P89">Keypress b</text:p>
          </table:table-cell>
        </table:table-row>
        <table:table-row>
          <table:table-cell table:style-name="Table1.A2" office:value-type="string">
            <text:p text:style-name="P90">Savitzky-Golay Filter</text:p>
          </table:table-cell>
          <table:table-cell table:style-name="Table1.B2" office:value-type="string">
            <text:p text:style-name="P90">Keypress g</text:p>
          </table:table-cell>
        </table:table-row>
        <table:table-row>
          <table:table-cell table:style-name="Table1.A2" office:value-type="string">
            <text:p text:style-name="P125">Flip Curve About Y-Axis</text:p>
          </table:table-cell>
          <table:table-cell table:style-name="Table1.B2" office:value-type="string">
            <text:p text:style-name="P125">Keypress -</text:p>
          </table:table-cell>
        </table:table-row>
      </table:table>
      <text:p text:style-name="P15"/>
      <text:h text:style-name="P102" text:outline-level="2"/>
      <text:h text:style-name="P106"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5" text:outline-level="2"/>
      <text:h text:style-name="P110" text:outline-level="2"><text:bookmark-start text:name="__RefHeading___Toc811_3249638883"/>Video<text:bookmark-end text:name="__RefHeading___Toc811_3249638883"/></text:h>
      <text:h text:style-name="P114"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5"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3"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6"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7"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8"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9"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3-14T14:43:14.899251808</dc:date>
    <meta:editing-duration>P2DT23H33M44S</meta:editing-duration>
    <meta:editing-cycles>139</meta:editing-cycles>
    <meta:generator>LibreOffice/5.3.6.1$Linux_X86_64 LibreOffice_project/30$Build-1</meta:generator>
    <meta:document-statistic meta:table-count="1" meta:image-count="1" meta:object-count="0" meta:page-count="15" meta:paragraph-count="223" meta:word-count="2471" meta:character-count="16753" meta:non-whitespace-character-count="14322"/>
  </office:meta>
</office:document-meta>
</file>